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細明體1" svg:font-family="細明體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細明體" svg:font-family="細明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Times New Roman2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1" svg:font-family="標楷體" style:font-family-generic="system" style:font-pitch="variable"/>
    <style:font-face style:name="細明體2" svg:font-family="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.496cm" loext:contextual-spacing="false" fo:text-align="end" style:justify-single-word="false" style:page-number="auto"/>
    </style:style>
    <style:style style:name="P2" style:family="paragraph" style:parent-style-name="Standard">
      <style:paragraph-properties fo:margin-left="0.658cm" fo:margin-right="0cm" fo:margin-top="0cm" fo:margin-bottom="0cm" loext:contextual-spacing="false" fo:line-height="189%" fo:text-indent="-0.018cm" style:auto-text-indent="false"/>
    </style:style>
    <style:style style:name="P3" style:family="paragraph" style:parent-style-name="Standard">
      <style:paragraph-properties fo:margin-left="0cm" fo:margin-right="1.222cm" fo:margin-top="0cm" fo:margin-bottom="0.34cm" loext:contextual-spacing="false" fo:text-align="center" style:justify-single-word="false" fo:text-indent="0cm" style:auto-text-indent="false"/>
    </style:style>
    <style:style style:name="P4" style:family="paragraph" style:parent-style-name="Standard">
      <style:paragraph-properties fo:margin-left="-0.947cm" fo:margin-right="9.719cm" fo:margin-top="0cm" fo:margin-bottom="0.051cm" loext:contextual-spacing="false" fo:line-height="187%" fo:text-align="justify" style:justify-single-word="false" fo:text-indent="0cm" style:auto-text-indent="false"/>
    </style:style>
    <style:style style:name="P5" style:family="paragraph" style:parent-style-name="Standard">
      <style:paragraph-properties fo:margin-left="-0.005cm" fo:margin-right="0cm" fo:margin-top="0cm" fo:margin-bottom="0.529cm" loext:contextual-spacing="false" fo:text-indent="-0.018cm" style:auto-text-indent="false"/>
    </style:style>
    <style:style style:name="P6" style:family="paragraph" style:parent-style-name="Standard">
      <style:paragraph-properties fo:margin-left="-0.023cm" fo:margin-right="0cm" fo:margin-top="0cm" fo:margin-bottom="0cm" loext:contextual-spacing="false" fo:line-height="189%" fo:text-indent="0.635cm" style:auto-text-indent="false"/>
    </style:style>
    <style:style style:name="P7" style:family="paragraph" style:parent-style-name="Standard">
      <style:paragraph-properties fo:margin-left="-0.005cm" fo:margin-right="1.482cm" fo:margin-top="0cm" fo:margin-bottom="0cm" loext:contextual-spacing="false" fo:line-height="189%" fo:text-indent="-0.018cm" style:auto-text-indent="false"/>
    </style:style>
    <style:style style:name="P8" style:family="paragraph" style:parent-style-name="Standard">
      <style:paragraph-properties fo:margin-left="0cm" fo:margin-right="0.917cm" fo:margin-top="0cm" fo:margin-bottom="0cm" loext:contextual-spacing="false" fo:text-align="end" style:justify-single-word="false" fo:text-indent="0cm" style:auto-text-indent="false"/>
    </style:style>
    <style:style style:name="P9" style:family="paragraph">
      <loext:graphic-properties draw:fill="none"/>
      <style:paragraph-properties fo:text-align="start"/>
    </style:style>
    <style:style style:name="P10" style:family="paragraph">
      <loext:graphic-properties draw:fill="solid" draw:fill-color="#ffffff"/>
      <style:paragraph-properties fo:text-align="start"/>
    </style:style>
    <style:style style:name="P11" style:family="paragraph">
      <style:paragraph-properties fo:margin-top="0cm" fo:margin-bottom="0cm" fo:text-align="start"/>
    </style:style>
    <style:style style:name="P12" style:family="paragraph">
      <loext:graphic-properties draw:fill="none"/>
      <style:paragraph-properties fo:margin-top="0cm" fo:margin-bottom="0cm" fo:text-align="start"/>
    </style:style>
    <style:style style:name="T1" style:family="text">
      <style:text-properties style:font-name="細明體" fo:font-size="9pt" style:font-name-asian="細明體2" style:font-size-asian="9pt" style:font-name-complex="細明體2"/>
    </style:style>
    <style:style style:name="T2" style:family="text">
      <style:text-properties style:font-name="細明體" fo:font-size="12pt" style:font-name-asian="細明體2" style:font-size-asian="12pt" style:font-name-complex="細明體2"/>
    </style:style>
    <style:style style:name="T3" style:family="text">
      <style:text-properties style:font-name="細明體" fo:font-size="13pt" style:font-name-asian="細明體2" style:font-size-asian="13pt" style:font-name-complex="細明體2"/>
    </style:style>
    <style:style style:name="T4" style:family="text">
      <style:text-properties style:font-name="細明體" style:font-name-asian="細明體2" style:font-name-complex="細明體2"/>
    </style:style>
    <style:style style:name="T5" style:family="text">
      <style:text-properties style:font-name="Times New Roman" fo:font-size="9pt" style:font-name-asian="Times New Roman2" style:font-size-asian="9pt" style:font-name-complex="Times New Roman2"/>
    </style:style>
    <style:style style:name="T6" style:family="text">
      <style:text-properties style:font-name="標楷體" fo:font-size="9pt" style:font-name-asian="標楷體1" style:font-size-asian="9pt" style:font-name-complex="標楷體1"/>
    </style:style>
    <style:style style:name="T7" style:family="text">
      <style:text-properties style:font-name="標楷體" fo:font-size="14pt" style:font-name-asian="標楷體1" style:font-size-asian="14pt" style:font-name-complex="標楷體1"/>
    </style:style>
    <style:style style:name="T8" style:family="text">
      <style:text-properties style:font-name="標楷體" fo:font-size="13pt" style:font-name-asian="標楷體1" style:font-size-asian="13pt" style:font-name-complex="標楷體1"/>
    </style:style>
    <style:style style:name="T9" style:family="text">
      <style:text-properties style:font-name="標楷體" fo:font-size="13pt" style:text-underline-style="solid" style:text-underline-width="auto" style:text-underline-color="#000000" style:font-name-asian="標楷體1" style:font-size-asian="13pt" style:font-name-complex="標楷體1"/>
    </style:style>
    <style:style style:name="T10" style:family="text">
      <style:text-properties style:font-name="標楷體" style:text-underline-style="solid" style:text-underline-width="auto" style:text-underline-color="#000000" style:font-name-asian="標楷體1" style:font-name-complex="標楷體1"/>
    </style:style>
    <style:style style:name="T11" style:family="text">
      <style:text-properties style:font-name="標楷體" style:font-name-asian="標楷體1" style:font-name-complex="標楷體1"/>
    </style:style>
    <style:style style:name="T12" style:family="text">
      <style:text-properties style:font-name="Arial" fo:font-size="13pt" style:font-name-asian="Arial1" style:font-size-asian="13pt" style:font-name-complex="Arial1"/>
    </style:style>
    <style:style style:name="T13" style:family="text">
      <style:text-properties fo:font-variant="normal" fo:text-transform="none" style:text-line-through-style="none" style:text-line-through-type="none" style:text-position="0% 100%" style:font-name="細明體1" fo:font-size="12pt" fo:letter-spacing="normal" fo:font-style="normal" style:text-underline-style="none" fo:font-weight="normal" style:font-name-asian="細明體1" style:font-size-asian="12pt" style:font-style-asian="normal" style:font-weight-asian="normal" style:font-name-complex="細明體1" style:font-size-complex="12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gr1" style:family="graphic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4.972cm" fo:min-width="7.754cm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none" svg:stroke-width="0cm" draw:stroke-linejoin="miter" draw:fill="solid" draw:fill-color="#ffffff" draw:textarea-vertical-align="top" draw:auto-grow-height="false" draw:fit-to-size="false" style:shrink-to-fit="false" fo:min-height="1.572cm" fo:min-width="5.849cm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none" svg:stroke-width="0cm" draw:fill="none" draw:textarea-vertical-align="top" draw:auto-grow-height="false" draw:fit-to-size="false" style:shrink-to-fit="false" fo:min-height="0.563cm" fo:min-width="6.757cm" fo:padding-top="0cm" fo:padding-bottom="0cm" fo:padding-left="0cm" fo:padding-right="0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623cm" fo:min-width="0.141cm" fo:padding-top="0cm" fo:padding-bottom="0cm" fo:padding-left="0cm" fo:padding-right="0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623cm" fo:min-width="0.187cm" fo:padding-top="0cm" fo:padding-bottom="0cm" fo:padding-left="0cm" fo:padding-right="0cm" fo:wrap-option="wrap" style:run-through="foreground"/>
    </style:style>
    <style:style style:name="gr7" style:family="graphic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4.794cm" fo:min-width="7.754cm" fo:padding-top="0.125cm" fo:padding-bottom="0.125cm" fo:padding-left="0.25cm" fo:padding-right="0.25cm" fo:wrap-option="wrap" style:run-through="foreground"/>
    </style:style>
    <style:style style:name="gr8" style:family="graphic">
      <style:graphic-properties draw:stroke="none" svg:stroke-width="0cm" draw:stroke-linejoin="miter" draw:fill="solid" draw:fill-color="#ffffff" draw:textarea-vertical-align="top" draw:auto-grow-height="false" draw:fit-to-size="false" style:shrink-to-fit="false" fo:min-height="1.293cm" fo:min-width="6.167cm" fo:padding-top="0.125cm" fo:padding-bottom="0.125cm" fo:padding-left="0.25cm" fo:padding-right="0.2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564cm" fo:min-width="6.757cm" fo:padding-top="0cm" fo:padding-bottom="0cm" fo:padding-left="0cm" fo:padding-right="0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624cm" fo:min-width="0.141cm" fo:padding-top="0cm" fo:padding-bottom="0cm" fo:padding-left="0cm" fo:padding-right="0cm" fo:wrap-option="wrap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GoBack"/><text:span text:style-name="T1">製表日期</text:span><text:span text:style-name="T5">98</text:span><text:span text:style-name="T1">年</text:span><text:span text:style-name="T5">03</text:span><text:span text:style-name="T1">月</text:span><text:span text:style-name="T5">13</text:span><text:span text:style-name="T1">日</text:span><text:span text:style-name="T6"> </text:span></text:p>
      <text:h text:style-name="Heading_20_1" text:outline-level="1">代辦證件委託書 </text:h>
      <text:p text:style-name="P2"><text:span text:style-name="T7"><text:s text:c="2"/></text:span><text:span text:style-name="T8">本人(姓名) _________________因有事無法親自來校辦理，茲委託 </text:span><text:span text:style-name="T9"><text:s text:c="17"/></text:span><text:span text:style-name="T8">君持本委託書及本案所需之身分證正、反面影本代為□申請證件 </text:span></text:p>
      <text:p text:style-name="P3"><text:span text:style-name="T8">□領取證件（請勾選），如有虛偽不實及任何紛爭，本人願負相關法律責任。 </text:span></text:p>
      <text:p text:style-name="P4"><draw:g text:anchor-type="paragraph" draw:z-index="0" draw:name="Group 735" draw:style-name="gr1"><draw:custom-shape draw:name="Shape 33" draw:style-name="gr2" draw:text-style-name="P9" svg:width="8.256cm" svg:height="5.224cm" svg:x="10.165cm" svg:y="3.776cm"><text:p/><draw:enhanced-geometry draw:mirror-horizontal="false" draw:mirror-vertical="false" drawooo:sub-view-size="2971800 1879854" draw:text-areas="0 0 0 0" svg:viewBox="0 0 2971800 1879854" draw:type="ooxml-non-primitive" draw:enhanced-path="M 2971800 0 L 0 0 0 1879854 2971800 1879854 Z N"/></draw:custom-shape><draw:custom-shape draw:name="Shape 899" draw:style-name="gr3" draw:text-style-name="P10" svg:width="6.351cm" svg:height="1.823cm" svg:x="10.8cm" svg:y="5.861cm"><text:p/><draw:enhanced-geometry draw:mirror-horizontal="false" draw:mirror-vertical="false" drawooo:sub-view-size="2286000 656844" draw:text-areas="0 0 0 0" svg:viewBox="0 0 2286000 656844" draw:type="ooxml-non-primitive" draw:enhanced-path="M 0 0 L 2286000 0 2286000 656844 0 656844 0 0 N"/></draw:custom-shape><draw:custom-shape draw:name="Rectangle 37" draw:style-name="gr4" draw:text-style-name="P12" svg:width="6.756cm" svg:height="0.562cm" svg:x="11.054cm" svg:y="6.092cm"><text:p text:style-name="P11"><text:span text:style-name="T13"><text:s/></text:span><text:span text:style-name="T13">委託人身分證影本黏貼處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8" draw:style-name="gr5" draw:text-style-name="P12" svg:width="0.14cm" svg:height="0.622cm" svg:x="16.136cm" svg:y="6.055cm"><text:p text:style-name="P11"><text:span text:style-name="T14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6" draw:text-style-name="P12" svg:width="0.186cm" svg:height="0.622cm" svg:x="11.054cm" svg:y="6.69cm"><text:p text:style-name="P11"><text:span text:style-name="T14">(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0" draw:style-name="gr4" draw:text-style-name="P12" svg:width="6.756cm" svg:height="0.562cm" svg:x="11.195cm" svg:y="6.727cm"><text:p text:style-name="P11"><text:span text:style-name="T13">請浮貼身分證正、反面影本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08" draw:style-name="gr6" draw:text-style-name="P12" svg:width="0.186cm" svg:height="0.622cm" svg:x="16.277cm" svg:y="6.69cm"><text:p text:style-name="P11"><text:span text:style-name="T14">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09" draw:style-name="gr5" draw:text-style-name="P12" svg:width="0.14cm" svg:height="0.622cm" svg:x="16.42cm" svg:y="6.69cm"><text:p text:style-name="P11"><text:span text:style-name="T14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8"> <text:s text:c="4"/>此致 <text:s text:c="3"/>天主教輔仁大學公共事務室 </text:span><text:span text:style-name="T2"><text:s text:c="8"/></text:span><text:span text:style-name="T8">委託人姓名：</text:span><text:span text:style-name="T9"> <text:s text:c="9"/>（簽名或蓋章）</text:span><text:span text:style-name="T8">身分證字號：</text:span><text:span text:style-name="T9"> <text:s text:c="13"/></text:span><text:span text:style-name="T3"><text:s/></text:span><text:span text:style-name="T8">學號：</text:span><text:span text:style-name="T9"> <text:s text:c="4"/></text:span><text:span text:style-name="T10"><text:s text:c="2"/></text:span><text:span text:style-name="T8">畢業年：_________</text:span><text:span text:style-name="T4"> </text:span><text:span text:style-name="T8">系所別：</text:span><text:span text:style-name="T9"> <text:s text:c="15"/></text:span><text:span text:style-name="T3"><text:s/></text:span><text:span text:style-name="T8">通訊地址：</text:span><text:span text:style-name="T9"> <text:s text:c="14"/></text:span><text:span text:style-name="T8"><text:s/></text:span><text:span text:style-name="T9"><text:s text:c="18"/></text:span><text:span text:style-name="T3"><text:s/></text:span><text:span text:style-name="T8">聯絡電話：</text:span><text:span text:style-name="T9"> <text:s text:c="14"/></text:span><text:span text:style-name="T8"><text:s/></text:span></text:p>
      <text:p text:style-name="P5"><text:span text:style-name="T12">e-mail</text:span><text:span text:style-name="T8">：____________________________</text:span><text:span text:style-name="T3"> </text:span></text:p>
      <text:p text:style-name="P6"><draw:g text:anchor-type="paragraph" draw:z-index="1" draw:name="Group 736" draw:style-name="gr1"><draw:custom-shape draw:name="Shape 75" draw:style-name="gr7" draw:text-style-name="P9" svg:width="8.256cm" svg:height="5.045cm" svg:x="10.165cm" svg:y="0.82cm"><text:p/><draw:enhanced-geometry draw:mirror-horizontal="false" draw:mirror-vertical="false" drawooo:sub-view-size="2971800 1815846" draw:text-areas="0 0 0 0" svg:viewBox="0 0 2971800 1815846" draw:type="ooxml-non-primitive" draw:enhanced-path="M 2971800 0 L 0 0 0 1815846 2971800 1815846 Z N"/></draw:custom-shape><draw:custom-shape draw:name="Shape 900" draw:style-name="gr8" draw:text-style-name="P10" svg:width="6.668cm" svg:height="1.544cm" svg:x="10.8cm" svg:y="2.69cm"><text:p/><draw:enhanced-geometry draw:mirror-horizontal="false" draw:mirror-vertical="false" drawooo:sub-view-size="2400300 555498" draw:text-areas="0 0 0 0" svg:viewBox="0 0 2400300 555498" draw:type="ooxml-non-primitive" draw:enhanced-path="M 0 0 L 2400300 0 2400300 555498 0 555498 0 0 N"/></draw:custom-shape><draw:custom-shape draw:name="Rectangle 79" draw:style-name="gr9" draw:text-style-name="P12" svg:width="6.756cm" svg:height="0.563cm" svg:x="11.054cm" svg:y="2.923cm"><text:p text:style-name="P11"><text:span text:style-name="T13"><text:s/></text:span><text:span text:style-name="T13">代理人身分證影本黏貼處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0" draw:style-name="gr10" draw:text-style-name="P12" svg:width="0.14cm" svg:height="0.623cm" svg:x="16.136cm" svg:y="2.884cm"><text:p text:style-name="P11"><text:span text:style-name="T14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1" draw:style-name="gr6" draw:text-style-name="P12" svg:width="0.186cm" svg:height="0.622cm" svg:x="11.054cm" svg:y="3.519cm"><text:p text:style-name="P11"><text:span text:style-name="T14">(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2" draw:style-name="gr4" draw:text-style-name="P12" svg:width="6.756cm" svg:height="0.562cm" svg:x="11.195cm" svg:y="3.558cm"><text:p text:style-name="P11"><text:span text:style-name="T13">請浮貼身分證正、反面影本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13" draw:style-name="gr6" draw:text-style-name="P12" svg:width="0.186cm" svg:height="0.622cm" svg:x="16.277cm" svg:y="3.519cm"><text:p text:style-name="P11"><text:span text:style-name="T14">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14" draw:style-name="gr5" draw:text-style-name="P12" svg:width="0.14cm" svg:height="0.622cm" svg:x="16.42cm" svg:y="3.519cm"><text:p text:style-name="P11"><text:span text:style-name="T14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3"> <text:s/></text:span><text:span text:style-name="T8">代理人</text:span><text:span text:style-name="T11">(被委託人請攜帶身分證明文件)</text:span><text:span text:style-name="T3"> </text:span><text:span text:style-name="T8">姓名：</text:span><text:span text:style-name="T9"> <text:s text:c="7"/>（簽名或蓋章）</text:span><text:span text:style-name="T8">身分證字號：</text:span><text:span text:style-name="T9"> <text:s text:c="11"/></text:span><text:span text:style-name="T3"><text:s/></text:span><text:span text:style-name="T8">通訊地址：</text:span><text:span text:style-name="T9"> <text:s text:c="13"/></text:span><text:span text:style-name="T8"><text:s/></text:span><text:span text:style-name="T9"><text:s text:c="18"/></text:span><text:span text:style-name="T3"><text:s/></text:span><text:span text:style-name="T8">聯絡電話：</text:span><text:span text:style-name="T9"> <text:s text:c="13"/></text:span><text:span text:style-name="T8"><text:s/></text:span></text:p>
      <text:p text:style-name="P7"><text:span text:style-name="T12">e-mail</text:span><text:span text:style-name="T8">:_____________________________ 與委託人關係為______________________</text:span><text:span text:style-name="T3"> </text:span></text:p>
      <text:p text:style-name="P8"><text:span text:style-name="T8"><text:s text:c="2"/>中 華 民 國 <text:s text:c="3"/>年 <text:s text:c="3"/>月 <text:s text:c="3"/>日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細明體1" svg:font-family="細明體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細明體" svg:font-family="細明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Times New Roman2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1" svg:font-family="標楷體" style:font-family-generic="system" style:font-pitch="variable"/>
    <style:font-face style:name="細明體2" svg:font-family="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Calibri" fo:font-size="11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633cm" fo:margin-right="0cm" fo:margin-top="0cm" fo:margin-bottom="0.367cm" loext:contextual-spacing="false" fo:line-height="108%" fo:text-align="center" style:justify-single-word="false" fo:keep-together="always" fo:orphans="2" fo:widows="2" fo:text-indent="0cm" style:auto-text-indent="false" fo:keep-with-next="always" style:writing-mode="lr-tb"/>
      <style:text-properties fo:color="#000000" style:font-name="標楷體" fo:font-family="標楷體" style:font-family-generic="roman" style:font-pitch="variable" fo:font-size="18pt" style:font-name-asian="標楷體1" style:font-family-asian="標楷體" style:font-family-generic-asian="system" style:font-pitch-asian="variable" style:font-size-asian="18pt" style:font-name-complex="標楷體1" style:font-family-complex="標楷體" style:font-family-generic-complex="system" style:font-pitch-complex="variable"/>
    </style:style>
    <style:style style:name="Default_20_Paragraph_20_Font" style:display-name="Default Paragraph Font" style:family="text"/>
    <style:style style:name="標題_20_1_20_字元" style:display-name="標題 1 字元" style:family="text">
      <style:text-properties fo:color="#000000" style:font-name="標楷體" fo:font-family="標楷體" style:font-family-generic="roman" style:font-pitch="variable" fo:font-size="18pt" style:font-name-asian="標楷體1" style:font-family-asian="標楷體" style:font-family-generic-asian="system" style:font-pitch-asian="variable" style:font-size-asian="18pt" style:font-name-complex="標楷體1" style:font-family-complex="標楷體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582cm" fo:margin-right="1.312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代辦委託書</dc:title>
    <meta:initial-creator>Pro</meta:initial-creator>
    <dc:creator>cpw</dc:creator>
    <meta:editing-cycles>2</meta:editing-cycles>
    <meta:creation-date>2018-02-07T06:06:00</meta:creation-date>
    <dc:date>2018-02-07T06:06:00</dc:date>
    <meta:editing-duration>P0D</meta:editing-duration>
    <meta:generator>LibreOffice/5.3.7.2$Windows_X86_64 LibreOffice_project/6b8ed514a9f8b44d37a1b96673cbbdd077e24059</meta:generator>
    <meta:document-statistic meta:table-count="0" meta:image-count="0" meta:object-count="0" meta:page-count="1" meta:paragraph-count="9" meta:word-count="219" meta:character-count="572" meta:non-whitespace-character-count="334"/>
    <meta:user-defined meta:name="AppVersion">15.0000</meta:user-defined>
    <meta:user-defined meta:name="Company">fjcupr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